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7.0445in"/>
    </style:style>
    <style:style style:name="co3" style:family="table-column">
      <style:table-column-properties fo:break-before="auto" style:column-width="1.7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00ff"/>
    </style:style>
  </office:automatic-styles>
  <office:body>
    <office:spreadsheet>
      <table:table table:name="Documento Requerimientos SA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>
            <text:p>Punto.</text:p>
          </table:table-cell>
          <table:table-cell office:value-type="string">
            <text:p>Pregunta.</text:p>
          </table:table-cell>
          <table:table-cell table:style-name="Default" office:value-type="string">
            <text:p>Respuesta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icio de operaciones de Sociedad o Socio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ciedad o Socio? A la hora de que acción en el sistema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ál mesa técnica? Cuando se va a definir eso?</text:p>
          </table:table-cell>
          <table:table-cell table:style-name="ce3" office:value-type="string">
            <text:p>En proceso de discusión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ál es el 20% de reserva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onde se encuentra esas formulas? Donde se encuentra las reservas? Son de la sociedad o del socio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Realizar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Verificar el actual modelo de datos a ver como se adap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Verificar en el actual modelo de datos a ver como se adap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gregar un listado de accionistas a sociedades, aclarar esta funcionalidad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cluir donde esta justificaciones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nde se mostrará este estatus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 termino autonomía se refiere al comité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cluir donde esta justificaciones? Se parecé al punto 10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gregar que estatus? En cuál listado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Verificar en el actual modelo de datos si esto se soporta. Donde se mostraría este historial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nde se encuentra este campo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odelo de la plantilla para la certificación de la fianz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erificar en el actual modelo de datos estos dos campo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Verificar como se llama este campo en Gacela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Verificar en el actual modelo de datos si esto se soporta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sta validación se realiza en cual momento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Verificar en el actual modelo de datos si esto se soporta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 que momento y como se debería validar la C.I.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Verificar en el actual modelo de datos si esto se soporta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Verificar en el actual modelo de datos si esto se soporta. Construir diagrama de proceso de estatus del soci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Verificar en el actual modelo de datos si esto se soporta. Verificar lo del reporte y lo de la carga de documento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Verificar en el actual modelo de datos si esto se soporta. Se parecé al punto 30 y 31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Verificar en el actual modelo de datos si esto se soporta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alidación en la fianza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Qué es la contra garantía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uál es la formula “Porcentaje de Comisión”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uál es el Modelo del informe de Fianza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1" office:value-type="string">
            <text:p>Verificar en el actual modelo de datos si esto se soporta. Cuál es el proceso de este punto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e que tipo de toma de decisión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1" office:value-type="string">
            <text:p>Diseñar en Base de Datos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string">
            <text:p>Verificar en el actual modelo de datos si esto se soporta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e que tipo de toma de decisión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uales son estos reportes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 existe punto 71</text:p>
          </table:table-cell>
          <table:table-cell table:style-name="Default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 existe punto 76</text:p>
          </table:table-cell>
          <table:table-cell table:style-name="Default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erificación con Amaro para los distinto reporte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Verificación con Amaro para los distinto reporte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Verificación en el Diseño de la Base de Datos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erificación con Amaro para los distinto reporte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Verificación con Amaro para los distinto reporte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erificación con Amaro para los distinto reporte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uales son estos reportes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uál es este reporte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uál es este reporte?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Verificación con Amaro para los distinto reportes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Verificación con Amaro para los distinto reportes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uál es este reporte?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Qué es este punto? No entiendo. Observaciones de Calidad indican pasar diagramas nuevos a Sistemas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n análisi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n análisi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Qué es este punto? No entiendo.</text:p>
          </table:table-cell>
          <table:table-cell table:style-name="ce3" office:value-type="string">
            <text:p>Requerimiento Realizado.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En análisi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n análisis.</text:p>
          </table:table-cell>
          <table:table-cell office:value-type="string">
            <text:p>Para Gacela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Qué es este punto? No entiendo.</text:p>
          </table:table-cell>
          <table:table-cell office:value-type="string">
            <text:p>Para Gace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59:21</meta:creation-date>
    <dc:date>2014-10-13T14:06:38</dc:date>
    <meta:editing-duration>PT3H3M18S</meta:editing-duration>
    <meta:editing-cycles>82</meta:editing-cycles>
    <meta:generator>LibreOffice/3.5$Linux_X86_64 LibreOffice_project/350m1$Build-2</meta:generator>
    <meta:document-statistic meta:table-count="1" meta:cell-count="325" meta:object-count="0"/>
  </office:meta>
</office:document-meta>
</file>